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qalussuit_Tasiat">
            <text:p>Eqalussuit_Tasiat</text:p>
          </table:table-cell>
          <table:table-cell office:value-type="string" office:value="radiocarbon">
            <text:p>radiocarbon</text:p>
          </table:table-cell>
          <table:table-cell office:value-type="string" office:value="K-1819">
            <text:p>K-1819</text:p>
          </table:table-cell>
          <table:table-cell office:value-type="float" office:value="67.683">
            <text:p>67.683</text:p>
          </table:table-cell>
          <table:table-cell office:value-type="float" office:value="-53.517">
            <text:p>-53.517</text:p>
          </table:table-cell>
          <table:table-cell office:value-type="float" office:value="8935.0">
            <text:p>8935.0</text:p>
          </table:table-cell>
          <table:table-cell office:value-type="float" office:value="144.0">
            <text:p>14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Eqalussuit_Tasiat">
            <text:p>Eqalussuit_Tasiat</text:p>
          </table:table-cell>
          <table:table-cell office:value-type="string" office:value="radiocarbon">
            <text:p>radiocarbon</text:p>
          </table:table-cell>
          <table:table-cell office:value-type="string" office:value="K-1820">
            <text:p>K-1820</text:p>
          </table:table-cell>
          <table:table-cell office:value-type="float" office:value="67.683">
            <text:p>67.683</text:p>
          </table:table-cell>
          <table:table-cell office:value-type="float" office:value="-53.517">
            <text:p>-53.517</text:p>
          </table:table-cell>
          <table:table-cell office:value-type="float" office:value="8345.0">
            <text:p>8345.0</text:p>
          </table:table-cell>
          <table:table-cell office:value-type="float" office:value="134.0">
            <text:p>13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Eqalussuit_Tasiat">
            <text:p>Eqalussuit_Tasiat</text:p>
          </table:table-cell>
          <table:table-cell office:value-type="string" office:value="radiocarbon">
            <text:p>radiocarbon</text:p>
          </table:table-cell>
          <table:table-cell office:value-type="string" office:value="K-2025">
            <text:p>K-2025</text:p>
          </table:table-cell>
          <table:table-cell office:value-type="float" office:value="67.7">
            <text:p>67.7</text:p>
          </table:table-cell>
          <table:table-cell office:value-type="float" office:value="-53.5">
            <text:p>-53.5</text:p>
          </table:table-cell>
          <table:table-cell office:value-type="float" office:value="8625.0">
            <text:p>8625.0</text:p>
          </table:table-cell>
          <table:table-cell office:value-type="float" office:value="134.0">
            <text:p>134.0</text:p>
          </table:table-cell>
          <table:table-cell office:value-type="string" office:value="Claymys islandicus, Hiatella arctica">
            <text:p>Claymys islandicus, Hiatella arct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64.0">
            <text:p>64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4">
            <text:p>Weidick1974</text:p>
          </table:table-cell>
        </table:table-row>
        <table:table-row>
          <table:table-cell office:value-type="string" office:value="Eqalussuit_Tasiat">
            <text:p>Eqalussuit_Tasiat</text:p>
          </table:table-cell>
          <table:table-cell office:value-type="string" office:value="radiocarbon">
            <text:p>radiocarbon</text:p>
          </table:table-cell>
          <table:table-cell office:value-type="string" office:value="K-1822">
            <text:p>K-1822</text:p>
          </table:table-cell>
          <table:table-cell office:value-type="float" office:value="67.683">
            <text:p>67.683</text:p>
          </table:table-cell>
          <table:table-cell office:value-type="float" office:value="-53.517">
            <text:p>-53.517</text:p>
          </table:table-cell>
          <table:table-cell office:value-type="float" office:value="9045.0">
            <text:p>9045.0</text:p>
          </table:table-cell>
          <table:table-cell office:value-type="float" office:value="144.0">
            <text:p>144.0</text:p>
          </table:table-cell>
          <table:table-cell office:value-type="string" office:value="Pecten islandicus">
            <text:p>Pecten islandicu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Eqalussuit_Tasiat">
            <text:p>Eqalussuit_Tasiat</text:p>
          </table:table-cell>
          <table:table-cell office:value-type="string" office:value="radiocarbon">
            <text:p>radiocarbon</text:p>
          </table:table-cell>
          <table:table-cell office:value-type="string" office:value="K-1821">
            <text:p>K-1821</text:p>
          </table:table-cell>
          <table:table-cell office:value-type="float" office:value="67.683">
            <text:p>67.683</text:p>
          </table:table-cell>
          <table:table-cell office:value-type="float" office:value="-53.517">
            <text:p>-53.517</text:p>
          </table:table-cell>
          <table:table-cell office:value-type="float" office:value="8945.0">
            <text:p>8945.0</text:p>
          </table:table-cell>
          <table:table-cell office:value-type="float" office:value="144.0">
            <text:p>144.0</text:p>
          </table:table-cell>
          <table:table-cell office:value-type="string" office:value="Pecten islandicus, Hiatella arctica, Balanus hammeri">
            <text:p>Pecten islandicus, Hiatella arctica, Balanus hammeri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2a">
            <text:p>Weidick1972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